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swiss"/>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Preformatted_20_Text">
      <style:paragraph-properties fo:margin-top="0mm" fo:margin-bottom="4.99mm" style:contextual-spacing="false"/>
    </style:style>
    <style:style style:name="P2" style:family="paragraph" style:parent-style-name="Standard">
      <style:text-properties fo:language="en" fo:country="US" officeooo:rsid="000b0fd4" officeooo:paragraph-rsid="000b0fd4"/>
    </style:style>
    <style:style style:name="P3" style:family="paragraph" style:parent-style-name="Standard">
      <style:text-properties fo:language="en" fo:country="US" fo:font-weight="normal" officeooo:rsid="000b0fd4" officeooo:paragraph-rsid="000b0fd4" style:font-weight-asian="normal" style:font-weight-complex="normal"/>
    </style:style>
    <style:style style:name="P4" style:family="paragraph" style:parent-style-name="Text_20_body" style:list-style-name="L1"/>
    <style:style style:name="P5" style:family="paragraph" style:parent-style-name="Text_20_body" style:list-style-name="L1">
      <style:paragraph-properties fo:margin-top="0mm" fo:margin-bottom="0mm" style:contextual-spacing="false"/>
    </style:style>
    <style:style style:name="P6" style:family="paragraph" style:parent-style-name="Text_20_body" style:list-style-name="L2"/>
    <style:style style:name="P7" style:family="paragraph" style:parent-style-name="Text_20_body" style:list-style-name="L2">
      <style:paragraph-properties fo:margin-top="0mm" fo:margin-bottom="0mm" style:contextual-spacing="false"/>
    </style:style>
    <style:style style:name="P8" style:family="paragraph" style:parent-style-name="Text_20_body">
      <style:text-properties fo:language="en" fo:country="US" officeooo:rsid="000b0fd4" officeooo:paragraph-rsid="000b0fd4"/>
    </style:style>
    <style:style style:name="P9" style:family="paragraph" style:parent-style-name="Text_20_body" style:list-style-name="L3"/>
    <style:style style:name="T1" style:family="text">
      <style:text-properties fo:font-weight="bold" style:font-weight-asian="bold" style:font-weight-complex="bold"/>
    </style:style>
    <text:list-style style:name="L1">
      <text:list-level-style-bullet text:level="1" text:style-name="Bullet_20_Symbols" loext:num-list-format="%1%." style:num-suffix="." text:bullet-char="•">
        <style:list-level-properties text:space-before="7.52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2">
      <text:list-level-style-number text:level="1" text:style-name="Numbering_20_Symbols" loext:num-list-format="%1%." style:num-suffix="." style:num-format="1">
        <style:list-level-properties text:space-before="7.52mm" text:min-label-width="4.99mm"/>
      </text:list-level-style-number>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3">
      <text:list-level-style-number text:level="1" text:style-name="Numbering_20_Symbols" loext:num-list-format="%1%." style:num-suffix="." style:num-format="1">
        <style:list-level-properties text:space-before="7.52mm" text:min-label-width="4.99mm"/>
      </text:list-level-style-number>
      <text:list-level-style-number text:level="2" text:style-name="Numbering_20_Symbols" loext:num-list-format="%2%." style:num-suffix="." style:num-format="1">
        <style:list-level-properties text:space-before="20.02mm" text:min-label-width="4.99mm"/>
      </text:list-level-style-number>
      <text:list-level-style-number text:level="3" text:style-name="Numbering_20_Symbols" loext:num-list-format="%3%." style:num-suffix="." style:num-format="1">
        <style:list-level-properties text:space-before="32.53mm" text:min-label-width="4.99mm"/>
      </text:list-level-style-number>
      <text:list-level-style-number text:level="4" text:style-name="Numbering_20_Symbols" loext:num-list-format="%4%." style:num-suffix="." style:num-format="1">
        <style:list-level-properties text:space-before="45.03mm" text:min-label-width="4.99mm"/>
      </text:list-level-style-number>
      <text:list-level-style-number text:level="5" text:style-name="Numbering_20_Symbols" loext:num-list-format="%5%." style:num-suffix="." style:num-format="1">
        <style:list-level-properties text:space-before="57.54mm" text:min-label-width="4.99mm"/>
      </text:list-level-style-number>
      <text:list-level-style-number text:level="6" text:style-name="Numbering_20_Symbols" loext:num-list-format="%6%." style:num-suffix="." style:num-format="1">
        <style:list-level-properties text:space-before="70.05mm" text:min-label-width="4.99mm"/>
      </text:list-level-style-number>
      <text:list-level-style-number text:level="7" text:style-name="Numbering_20_Symbols" loext:num-list-format="%7%." style:num-suffix="." style:num-format="1">
        <style:list-level-properties text:space-before="82.55mm" text:min-label-width="4.99mm"/>
      </text:list-level-style-number>
      <text:list-level-style-number text:level="8" text:style-name="Numbering_20_Symbols" loext:num-list-format="%8%." style:num-suffix="." style:num-format="1">
        <style:list-level-properties text:space-before="95.06mm" text:min-label-width="4.99mm"/>
      </text:list-level-style-number>
      <text:list-level-style-number text:level="9" text:style-name="Numbering_20_Symbols" loext:num-list-format="%9%." style:num-suffix="." style:num-format="1">
        <style:list-level-properties text:space-before="107.56mm" text:min-label-width="4.99mm"/>
      </text:list-level-style-number>
      <text:list-level-style-number text:level="10" text:style-name="Numbering_20_Symbols" loext:num-list-format="%10%." style:num-suffix="." style:num-format="1">
        <style:list-level-properties text:space-before="120.07mm" text:min-label-width="4.99m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1">MH</text:span>: Can you use the figma Material Theme Builder plugin in Jetpack Compose?</text:p>
      <text:p text:style-name="P2"/>
      <text:p text:style-name="P8">Unfortunately, you can't directly use Figma plugins within a Jetpack Compose application. Figma plugins are designed to run within the Figma design tool environment and leverage its APIs and functionalities. Jetpack Compose, on the other hand, is a UI toolkit for building native Android applications. Figma and Jetpack Compose serve different purposes in the app development workflow:</text:p>
      <text:list xml:id="list1405006677" text:style-name="L1">
        <text:list-item>
          <text:p text:style-name="P5"><text:span text:style-name="Strong_20_Emphasis">Figma:</text:span> Primarily a design tool for creating user interfaces, prototypes, and design systems. </text:p>
        </text:list-item>
        <text:list-item>
          <text:p text:style-name="P4"><text:span text:style-name="Strong_20_Emphasis">Jetpack Compose:</text:span> A UI toolkit for building the actual user interface of an Android application using code. While you can't use Figma plugins directly in Compose, there are ways to transfer design elements and themes from Figma to your Compose application: </text:p>
        </text:list-item>
      </text:list>
      <text:list xml:id="list3747577863" text:style-name="L2">
        <text:list-item>
          <text:p text:style-name="P7"><text:span text:style-name="Strong_20_Emphasis">Export design assets:</text:span> </text:p>
          <text:list>
            <text:list-item>
              <text:p text:style-name="P7">Export design assets like colors, icons, and images from Figma in formats compatible with Android development (e.g., PNG, SVG, XML). </text:p>
            </text:list-item>
            <text:list-item>
              <text:p text:style-name="P7">Use these assets in your Compose application by referencing them in your code. </text:p>
            </text:list-item>
          </text:list>
        </text:list-item>
        <text:list-item>
          <text:p text:style-name="P7"><text:span text:style-name="Strong_20_Emphasis">Copy code snippets:</text:span> </text:p>
          <text:list>
            <text:list-item>
              <text:p text:style-name="P7">Some Figma plugins might allow you to copy code snippets representing design elements (e.g., colors, typography). </text:p>
            </text:list-item>
            <text:list-item>
              <text:p text:style-name="P7">You can manually paste these code snippets into your Compose code and adapt them as needed. </text:p>
            </text:list-item>
          </text:list>
        </text:list-item>
        <text:list-item>
          <text:p text:style-name="P7"><text:span text:style-name="Strong_20_Emphasis">Use design tokens:</text:span> </text:p>
          <text:list>
            <text:list-item>
              <text:p text:style-name="P7">If your Figma design system utilizes design tokens (named values for colors, typography, spacing, etc.), you can create a similar system in your Compose application. </text:p>
            </text:list-item>
            <text:list-item>
              <text:p text:style-name="P7">This allows you to maintain consistency between your design and implementation. </text:p>
            </text:list-item>
          </text:list>
        </text:list-item>
        <text:list-item>
          <text:p text:style-name="P7"><text:span text:style-name="Strong_20_Emphasis">Theme generation tools:</text:span> </text:p>
          <text:list>
            <text:list-item>
              <text:p text:style-name="P6">Explore tools that can generate Compose theme code from Figma designs. Some community-driven tools or plugins might exist for this purpose. Remember that Figma and Compose are separate tools, and you'll need to bridge the gap between design and implementation using appropriate methods. If you have more specific questions about transferring design elements from Figma to Compose, feel free to ask! </text:p>
            </text:list-item>
          </text:list>
        </text:list-item>
      </text:list>
      <text:p text:style-name="P2"/>
      <text:p text:style-name="P2"><text:span text:style-name="T1">MH</text:span>: Does the material3 library have functionality that can create a new ColorScheme based on a given primary color, like the dynamic color scheme does for the wallpaper?</text:p>
      <text:p text:style-name="P2"/>
      <text:p text:style-name="P8">While Material 3 doesn't have a built-in function to directly create a full <text:span text:style-name="Source_20_Text">ColorScheme</text:span> from a single primary color like the dynamic color generation for wallpapers, it does provide helpful tools and functions to create color schemes harmoniously.</text:p>
      <text:p text:style-name="Text_20_body">Here's how you can approach creating a <text:span text:style-name="Source_20_Text">ColorScheme</text:span> based on a given primary color:</text:p>
      <text:list xml:id="list2937398880" text:style-name="L3">
        <text:list-item>
          <text:p text:style-name="P9"><text:soft-page-break/><text:span text:style-name="Strong_20_Emphasis">Utilize </text:span><text:span text:style-name="Strong_20_Emphasis"><text:span text:style-name="Source_20_Text">ColorScheme.from</text:span></text:span><text:span text:style-name="Strong_20_Emphasis">:</text:span> This function allows you to create a <text:span text:style-name="Source_20_Text">ColorScheme</text:span> by providing individual color roles (primary, secondary, tertiary, etc.). You can calculate these colors based on your primary color using color theory principles or helper functions.</text:p>
        </text:list-item>
        <text:list-item>
          <text:p text:style-name="P9"><text:span text:style-name="Strong_20_Emphasis">Leverage </text:span><text:span text:style-name="Strong_20_Emphasis"><text:span text:style-name="Source_20_Text">harmonize</text:span></text:span><text:span text:style-name="Strong_20_Emphasis"> function:</text:span> This function helps you create harmonious color combinations. You can use it to adjust secondary and tertiary colors based on your primary color, ensuring they work well together.</text:p>
        </text:list-item>
        <text:list-item>
          <text:p text:style-name="P9"><text:span text:style-name="Strong_20_Emphasis">Explore Material color utilities:</text:span> Material 3 provides color utility functions like <text:span text:style-name="Source_20_Text">TonalPalette</text:span> which can generate a range of tones for a given color. You can use this to create variations of your primary color for different color roles in your <text:span text:style-name="Source_20_Text">ColorScheme</text:span>.</text:p>
        </text:list-item>
      </text:list>
      <text:p text:style-name="Text_20_body">Here's an example of how you might create a simple color scheme based on a primary color:</text:p>
      <text:p text:style-name="Preformatted_20_Text"><text:span text:style-name="Source_20_Text">val primaryColor = Color(0xFF6200EE) // Example primary color</text:span></text:p>
      <text:p text:style-name="Preformatted_20_Text"/>
      <text:p text:style-name="Preformatted_20_Text"><text:span text:style-name="Source_20_Text">val colorScheme = ColorScheme.from(</text:span></text:p>
      <text:p text:style-name="Preformatted_20_Text"><text:span text:style-name="Source_20_Text"><text:s text:c="4"/>primary = primaryColor,</text:span></text:p>
      <text:p text:style-name="Preformatted_20_Text"><text:span text:style-name="Source_20_Text"><text:s text:c="4"/>secondary = primaryColor.harmonize(Color.White), // Adjust secondary to harmonize with primary</text:span></text:p>
      <text:p text:style-name="Preformatted_20_Text"><text:span text:style-name="Source_20_Text"><text:s text:c="4"/>tertiary = primaryColor.harmonize(Color.Black) <text:s/>// Adjust tertiary to harmonize with primary</text:span></text:p>
      <text:p text:style-name="Preformatted_20_Text"><text:span text:style-name="Source_20_Text"><text:s text:c="4"/>// ... other color roles</text:span></text:p>
      <text:p text:style-name="P1"><text:span text:style-name="Source_20_Text">)</text:span></text:p>
      <text:p text:style-name="Text_20_body">Remember to consider accessibility and contrast when creating your color scheme. Ensure sufficient contrast between text and background colors for readability.</text:p>
      <text:p text:style-name="Text_20_body">If you need more advanced color scheme generation based on complex algorithms or user preferences, you might consider creating your own logic or exploring third-party libraries that specialize in color manipulation and palette generation.</text:p>
      <text:p text:style-name="P2"/>
      <text:p text:style-name="P2"><text:span text:style-name="T1">MH</text:span>: Is there a material3 function that provides the "On" variant of a color, like the OnPrimary for a Primary color, with sufficient contrast?</text:p>
      <text:p text:style-name="P2"/>
      <text:p text:style-name="P8">While Material 3 doesn't have a specific function named "On" to directly get the contrasting "On" variant for any color, it does offer a function that helps achieve this: <text:span text:style-name="Source_20_Text">contentColorFor</text:span>. The <text:span text:style-name="Source_20_Text">contentColorFor</text:span> function is designed to return a suitable content color (like text color) for a given background color, ensuring sufficient contrast for accessibility. Here's how you can use it:</text:p>
      <text:p text:style-name="Preformatted_20_Text"><text:span text:style-name="Source_20_Text">val primaryColor = Color(0xFF6200EE)</text:span></text:p>
      <text:p text:style-name="P1"><text:span text:style-name="Source_20_Text">val onPrimaryColor = contentColorFor(primaryColor)</text:span></text:p>
      <text:p text:style-name="Text_20_body">In this example, <text:span text:style-name="Source_20_Text">onPrimaryColor</text:span> will hold a color that contrasts well with <text:span text:style-name="Source_20_Text">primaryColor</text:span> and is suitable for content displayed on top of it. While <text:span text:style-name="Source_20_Text">contentColorFor</text:span> primarily focuses on content color, you can use it as a basis for generating "On" variants for other color roles as well. You might need to fine-tune the resulting color further to perfectly match your desired "On" variant, but it provides a good starting point with guaranteed contrast. Remember that Material 3 emphasizes accessibility and provides tools and guidance to create color schemes that meet accessibility standards. If you have further questions about color contrast or accessibility in Material 3, feel free to ask!</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swiss"/>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2pt" fo:language="en" fo:country="US" style:letter-kerning="true" style:font-name-asian="Noto Serif CJK SC"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mm" style:writing-mode="page"/>
      <style:text-properties style:use-window-font-color="true" loext:opacity="0%" style:font-name="Calibri" fo:font-size="12pt" fo:language="en" fo:country="US" style:letter-kerning="true" style:font-name-asian="Noto Serif CJK SC"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style:contextual-spacing="false" fo:keep-with-next="always"/>
      <style:text-properties style:font-name="Calibri" fo:font-family="Calibri" style:font-family-generic="swiss" fo:font-size="14pt" style:font-name-asian="Noto Sans CJK SC" style:font-family-asian="'Noto Sans CJK SC'"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style:contextual-spacing="false" fo:line-height="115%"/>
    </style:style>
    <style:style style:name="List" style:family="paragraph" style:parent-style-name="Text_20_body" style:class="list">
      <style:text-properties style:font-name="Calibri" fo:font-family="Calibri" style:font-family-generic="swiss" style:font-size-asian="12pt" style:font-name-complex="Lucida Sans" style:font-family-complex="'Lucida Sans'" style:font-family-generic-complex="swiss"/>
    </style:style>
    <style:style style:name="Caption" style:family="paragraph" style:parent-style-name="Standard" style:class="extra">
      <style:paragraph-properties fo:margin-top="2.12mm" fo:margin-bottom="2.12mm" style:contextual-spacing="false" text:number-lines="false" text:line-number="0"/>
      <style:text-properties style:font-name="Calibri" fo:font-family="Calibri"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Lucida Sans" style:font-family-complex="'Lucida Sans'" style:font-family-generic-complex="swiss"/>
    </style:style>
    <style:style style:name="Preformatted_20_Text" style:display-name="Preformatted Text" style:family="paragraph" style:parent-style-name="Standard" style:class="html">
      <style:paragraph-properties fo:margin-top="0mm" fo:margin-bottom="0m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1mm" fo:page-height="297mm" style:num-format="1" style:print-orientation="portrait" fo:margin-top="20mm" fo:margin-bottom="20mm" fo:margin-left="20mm" fo:margin-right="20mm" style:writing-mode="lr-tb"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arcel van Heerwaarden</meta:initial-creator>
    <meta:creation-date>2024-10-04T14:24:13.580447856</meta:creation-date>
    <meta:generator>LibreOffice/7.3.7.2$Linux_X86_64 LibreOffice_project/30$Build-2</meta:generator>
    <dc:date>2024-10-04T14:26:44.726781252</dc:date>
    <dc:creator>Marcel van Heerwaarden</dc:creator>
    <meta:editing-duration>PT2M31S</meta:editing-duration>
    <meta:editing-cycles>1</meta:editing-cycles>
    <meta:document-statistic meta:table-count="0" meta:image-count="0" meta:object-count="0" meta:page-count="2" meta:paragraph-count="36" meta:word-count="816" meta:character-count="5338" meta:non-whitespace-character-count="4544"/>
  </office:meta>
</office:document-meta>
</file>